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f8d9" officeooo:paragraph-rsid="000af8d9"/>
    </style:style>
    <style:style style:name="P2" style:family="paragraph" style:parent-style-name="Standard" style:list-style-name="L1">
      <style:text-properties officeooo:paragraph-rsid="0011fa9d"/>
    </style:style>
    <style:style style:name="P3" style:family="paragraph" style:parent-style-name="Standard" style:list-style-name="L1">
      <style:text-properties officeooo:rsid="000bfe38" officeooo:paragraph-rsid="0017cba6"/>
    </style:style>
    <style:style style:name="P4" style:family="paragraph" style:parent-style-name="Standard">
      <style:text-properties officeooo:rsid="000bfe38" officeooo:paragraph-rsid="000bfe38"/>
    </style:style>
    <style:style style:name="P5" style:family="paragraph" style:parent-style-name="Standard" style:list-style-name="L1">
      <style:text-properties officeooo:rsid="000fe61a" officeooo:paragraph-rsid="000fe61a"/>
    </style:style>
    <style:style style:name="P6" style:family="paragraph" style:parent-style-name="Standard">
      <style:text-properties officeooo:rsid="000fe61a" officeooo:paragraph-rsid="000fe61a"/>
    </style:style>
    <style:style style:name="P7" style:family="paragraph" style:parent-style-name="Standard">
      <style:text-properties officeooo:rsid="000fe61a" officeooo:paragraph-rsid="00149f3f"/>
    </style:style>
    <style:style style:name="P8" style:family="paragraph" style:parent-style-name="Standard" style:list-style-name="L1">
      <style:text-properties officeooo:rsid="00135630" officeooo:paragraph-rsid="00135630"/>
    </style:style>
    <style:style style:name="T1" style:family="text">
      <style:text-properties officeooo:rsid="000bfe38"/>
    </style:style>
    <style:style style:name="T2" style:family="text">
      <style:text-properties officeooo:rsid="000c6d42"/>
    </style:style>
    <style:style style:name="T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officeooo:rsid="000decaa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149f3f"/>
    </style:style>
    <style:style style:name="T7" style:family="text">
      <style:text-properties officeooo:rsid="0015709a"/>
    </style:style>
    <style:style style:name="T8" style:family="text">
      <style:text-properties officeooo:rsid="00166b10"/>
    </style:style>
    <style:style style:name="T9" style:family="text">
      <style:text-properties officeooo:rsid="0017cba6"/>
    </style:style>
    <style:style style:name="T10" style:family="text">
      <style:text-properties officeooo:rsid="0019beef"/>
    </style:style>
    <style:style style:name="T11" style:family="text">
      <style:text-properties officeooo:rsid="001b14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2</text:p>
      <text:p text:style-name="P1"/>
      <text:p text:style-name="P1">Questions:</text:p>
      <text:list text:style-name="L1">
        <text:list-item>
          <text:p text:style-name="P2"><text:span text:style-name="T1">Devrais-je supprimer toutes les valeurs non-cohérentes </text:span><text:span text:style-name="T10">(</text:span>aberrantes?<text:span text:style-name="T10">)</text:span><text:span text:style-name="T1">, qui ne correspondent pas à la colonne </text:span><text:span text:style-name="T4">malgré le bon type</text:span><text:span text:style-name="T1">? </text:span><text:span text:style-name="T2">Exemple: la colonne allergens_fr contient ou des nan ou un lien vers une image du produit avec les étiquettes en Français (19 liens).</text:span></text:p>
        </text:list-item>
        <text:list-item>
          <text:p text:style-name="P8">Comme on a pas d’outlier<text:span text:style-name="T11">s</text:span> dans des données qualitatives (il y a trop de count = 1 pour les supprimer) j’ai utilisé l’energy_100g pour le script mais je ne pense pas que cette valeur soit vraiment utile pour déterminer la main_cat. Du coup <text:span text:style-name="T11">j’utilise quoi pour</text:span><text:span text:style-name="T8"> l’étape 2?</text:span></text:p>
        </text:list-item>
        <text:list-item>
          <text:p text:style-name="P3">Les dates sont-elles <text:span text:style-name="T9">considérées </text:span>quantitatives?</text:p>
        </text:list-item>
      </text:list>
      <text:p text:style-name="P4"/>
      <text:p text:style-name="P6">For me:</text:p>
      <text:list text:continue-numbering="true" text:style-name="L1">
        <text:list-item>
          <text:p text:style-name="P5">Are my timedelta correct as [ns]? Check</text:p>
        </text:list-item>
      </text:list>
      <text:p text:style-name="P6"/>
      <text:p text:style-name="P6"/>
      <text:p text:style-name="P6"><text:span text:style-name="Strong_20_Emphasis">Rédiger un rapport d’exploration</text:span> et <text:span text:style-name="Strong_20_Emphasis">une conclusion pour expliquer la faisabilité de l’application demandée.</text:span></text:p>
      <text:p text:style-name="P6"><text:span text:style-name="Strong_20_Emphasis"/></text:p>
      <text:p text:style-name="P7"><text:span text:style-name="Strong_20_Emphasis"><text:span text:style-name="T6">En plus d’1 présentation pour des personnes non-techniques.</text:span></text:span></text:p>
      <text:p text:style-name="P7"><text:span text:style-name="Strong_20_Emphasis"/></text:p>
      <text:p text:style-name="P7"><text:span text:style-name="Strong_20_Emphasis"><text:span text:style-name="T7">O</text:span></text:span><text:span text:style-name="Strong_20_Emphasis">n doit expliquer dans une présentation en quoi ce projet respecte les 5 grands principes du RGPD. </text:span><text:span text:style-name="Strong_20_Emphasis"><text:span text:style-name="T7">Dans les 2 j’imagine?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6:11:23.946861330</meta:creation-date>
    <dc:date>2024-04-16T18:42:57.598942179</dc:date>
    <meta:editing-duration>PT7H43S</meta:editing-duration>
    <meta:editing-cycles>15</meta:editing-cycles>
    <meta:generator>LibreOffice/7.6.5.2$Linux_X86_64 LibreOffice_project/60$Build-2</meta:generator>
    <meta:document-statistic meta:table-count="0" meta:image-count="0" meta:object-count="0" meta:page-count="1" meta:paragraph-count="10" meta:word-count="153" meta:character-count="931" meta:non-whitespace-character-count="792"/>
  </office:meta>
</office:document-meta>
</file>